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monospace, 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c16" officeooo:paragraph-rsid="0001ec16"/>
    </style:style>
    <style:style style:name="P2" style:family="paragraph" style:parent-style-name="Standard">
      <style:text-properties officeooo:rsid="0001ec16" officeooo:paragraph-rsid="000cbff9"/>
    </style:style>
    <style:style style:name="P3" style:family="paragraph" style:parent-style-name="Standard">
      <style:text-properties style:font-name="Arial" officeooo:rsid="0001ec16" officeooo:paragraph-rsid="0001ec16"/>
    </style:style>
    <style:style style:name="P4" style:family="paragraph" style:parent-style-name="Standard">
      <style:text-properties style:font-name="Arial" officeooo:rsid="0001ec16" officeooo:paragraph-rsid="000b36d7"/>
    </style:style>
    <style:style style:name="P5" style:family="paragraph" style:parent-style-name="Standard">
      <style:text-properties style:font-name="Arial" fo:font-size="18pt" officeooo:rsid="0001ec16" officeooo:paragraph-rsid="0001ec16" style:font-size-asian="18pt" style:font-size-complex="18pt"/>
    </style:style>
    <style:style style:name="P6" style:family="paragraph" style:parent-style-name="Standard">
      <style:text-properties style:font-name="Arial" fo:font-size="24pt" officeooo:rsid="0001ec16" officeooo:paragraph-rsid="0001ec16" style:font-size-asian="24pt" style:font-size-complex="24pt"/>
    </style:style>
    <style:style style:name="P7" style:family="paragraph" style:parent-style-name="Standard">
      <style:text-properties style:font-name="Arial" officeooo:paragraph-rsid="0001ec16"/>
    </style:style>
    <style:style style:name="P8" style:family="paragraph" style:parent-style-name="Standard">
      <style:text-properties style:font-name="Arial" officeooo:rsid="00027b84" officeooo:paragraph-rsid="00027b84"/>
    </style:style>
    <style:style style:name="P9" style:family="paragraph" style:parent-style-name="Standard">
      <style:text-properties style:font-name="Arial" officeooo:rsid="00027b84" officeooo:paragraph-rsid="0003767b"/>
    </style:style>
    <style:style style:name="P10" style:family="paragraph" style:parent-style-name="Standard">
      <style:text-properties style:font-name="Arial" officeooo:rsid="00027b84" officeooo:paragraph-rsid="0004029b"/>
    </style:style>
    <style:style style:name="P11" style:family="paragraph" style:parent-style-name="Standard">
      <style:text-properties style:font-name="Arial" officeooo:rsid="00027b84" officeooo:paragraph-rsid="000b36d7"/>
    </style:style>
    <style:style style:name="P12" style:family="paragraph" style:parent-style-name="Standard">
      <style:text-properties style:font-name="Arial" officeooo:rsid="0003767b" officeooo:paragraph-rsid="0003767b"/>
    </style:style>
    <style:style style:name="P13" style:family="paragraph" style:parent-style-name="Standard">
      <style:text-properties style:font-name="Arial" officeooo:rsid="0004029b" officeooo:paragraph-rsid="0004029b"/>
    </style:style>
    <style:style style:name="P14" style:family="paragraph" style:parent-style-name="Standard">
      <style:text-properties style:font-name="Arial" officeooo:rsid="0004029b" officeooo:paragraph-rsid="000af926"/>
    </style:style>
    <style:style style:name="P15" style:family="paragraph" style:parent-style-name="Standard">
      <style:text-properties style:font-name="Arial" officeooo:rsid="0004755f" officeooo:paragraph-rsid="0004755f"/>
    </style:style>
    <style:style style:name="P16" style:family="paragraph" style:parent-style-name="Standard">
      <style:text-properties style:font-name="Arial" officeooo:rsid="0005cb1d" officeooo:paragraph-rsid="0005cb1d"/>
    </style:style>
    <style:style style:name="P17" style:family="paragraph" style:parent-style-name="Standard">
      <style:text-properties style:font-name="Arial" officeooo:rsid="0005cb1d" officeooo:paragraph-rsid="000786ff"/>
    </style:style>
    <style:style style:name="P18" style:family="paragraph" style:parent-style-name="Standard">
      <style:text-properties style:font-name="Arial" officeooo:rsid="000786ff" officeooo:paragraph-rsid="000786ff"/>
    </style:style>
    <style:style style:name="P19" style:family="paragraph" style:parent-style-name="Standard">
      <style:text-properties style:font-name="Arial" officeooo:paragraph-rsid="0005cb1d"/>
    </style:style>
    <style:style style:name="P20" style:family="paragraph" style:parent-style-name="Standard">
      <style:text-properties style:font-name="Arial" fo:font-weight="bold" officeooo:rsid="00027b84" officeooo:paragraph-rsid="00027b84" style:font-weight-asian="bold" style:font-weight-complex="bold"/>
    </style:style>
    <style:style style:name="P21" style:family="paragraph" style:parent-style-name="Standard">
      <style:text-properties style:font-name="Arial" fo:font-weight="bold" officeooo:rsid="0003767b" officeooo:paragraph-rsid="0003767b" style:font-weight-asian="bold" style:font-weight-complex="bold"/>
    </style:style>
    <style:style style:name="P22" style:family="paragraph" style:parent-style-name="Standard">
      <style:text-properties style:font-name="Arial" fo:font-weight="bold" officeooo:rsid="000af926" officeooo:paragraph-rsid="000af926" style:font-weight-asian="bold" style:font-weight-complex="bold"/>
    </style:style>
    <style:style style:name="P23" style:family="paragraph" style:parent-style-name="Standard">
      <style:text-properties style:font-name="Arial" fo:font-weight="bold" officeooo:rsid="0004029b" officeooo:paragraph-rsid="0004029b" style:font-weight-asian="bold" style:font-weight-complex="bold"/>
    </style:style>
    <style:style style:name="P24" style:family="paragraph" style:parent-style-name="Standard">
      <style:text-properties style:font-name="Arial" fo:font-weight="bold" officeooo:rsid="0004755f" officeooo:paragraph-rsid="0004755f" style:font-weight-asian="bold" style:font-weight-complex="bold"/>
    </style:style>
    <style:style style:name="P25" style:family="paragraph" style:parent-style-name="Standard">
      <style:text-properties style:font-name="Arial" fo:font-weight="bold" officeooo:rsid="0005cb1d" officeooo:paragraph-rsid="0005cb1d" style:font-weight-asian="bold" style:font-weight-complex="bold"/>
    </style:style>
    <style:style style:name="P26" style:family="paragraph" style:parent-style-name="Standard">
      <style:text-properties style:font-name="Arial" fo:font-weight="bold" officeooo:rsid="000b36d7" officeooo:paragraph-rsid="000b36d7" style:font-weight-asian="bold" style:font-weight-complex="bold"/>
    </style:style>
    <style:style style:name="P27" style:family="paragraph" style:parent-style-name="Standard">
      <style:text-properties style:font-name="Arial" officeooo:rsid="000af926" officeooo:paragraph-rsid="000af926"/>
    </style:style>
    <style:style style:name="P28" style:family="paragraph" style:parent-style-name="Standard">
      <style:text-properties style:font-name="Arial" officeooo:paragraph-rsid="000b36d7"/>
    </style:style>
    <style:style style:name="P29" style:family="paragraph" style:parent-style-name="Standard">
      <style:paragraph-properties fo:text-align="start" style:justify-single-word="false"/>
      <style:text-properties style:font-name="Arial" fo:font-size="12pt" fo:font-weight="bold" officeooo:rsid="00115dfc" officeooo:paragraph-rsid="000cbff9"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officeooo:rsid="00115dfc" officeooo:paragraph-rsid="000cbff9" style:font-size-asian="12pt" style:font-size-complex="12pt"/>
    </style:style>
    <style:style style:name="P31" style:family="paragraph" style:parent-style-name="Standard">
      <style:text-properties officeooo:paragraph-rsid="0005cb1d"/>
    </style:style>
    <style:style style:name="P32" style:family="paragraph" style:parent-style-name="Standard">
      <style:text-properties fo:font-weight="bold" officeooo:rsid="000cbff9" officeooo:paragraph-rsid="000cbff9" style:font-weight-asian="bold" style:font-weight-complex="bold"/>
    </style:style>
    <style:style style:name="P33" style:family="paragraph" style:parent-style-name="Heading_20_1">
      <style:text-properties fo:font-variant="normal" fo:text-transform="none" fo:color="#000000" style:font-name="Arial" fo:font-size="16.5pt" fo:letter-spacing="normal" fo:font-style="normal" fo:font-weight="normal" officeooo:rsid="0001ec16" officeooo:paragraph-rsid="0001ec16"/>
    </style:style>
    <style:style style:name="P34"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5dfc" officeooo:paragraph-rsid="000cbff9" style:font-size-asian="12pt" style:font-weight-asian="bold"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0cbff9" style:font-size-asian="12pt" style:font-weight-asian="bold" style:font-size-complex="12pt" style:font-weight-complex="bold"/>
    </style:style>
    <style:style style:name="P36"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49b7d" officeooo:paragraph-rsid="000cbff9" style:font-size-asian="12pt" style:font-weight-asian="bold" style:font-size-complex="12pt" style:font-weight-complex="bold"/>
    </style:style>
    <style:style style:name="P37"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0cbff9" style:font-size-asian="12pt" style:font-size-complex="12pt"/>
    </style:style>
    <style:style style:name="P38"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5dfc" officeooo:paragraph-rsid="000cbff9" style:font-size-asian="12pt" style:font-weight-asian="normal" style:font-size-complex="12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cbff9" style:font-size-asian="12pt" style:font-weight-asian="normal" style:font-size-complex="12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0cbff9" style:font-size-asian="12pt" style:font-weight-asian="normal" style:font-size-complex="12pt" style:font-weight-complex="normal"/>
    </style:style>
    <style:style style:name="P41" style:family="paragraph" style:parent-style-name="Standard">
      <style:text-properties style:font-name="Arial" officeooo:rsid="000786ff" officeooo:paragraph-rsid="0005cb1d"/>
    </style:style>
    <style:style style:name="P42" style:family="paragraph" style:parent-style-name="Standard">
      <style:text-properties style:font-name="Arial" fo:font-size="15pt" style:text-underline-style="none" fo:font-weight="normal" officeooo:rsid="000cbff9" officeooo:paragraph-rsid="000cbff9" style:font-size-asian="15pt" style:font-weight-asian="normal" style:font-size-complex="15pt" style:font-weight-complex="normal"/>
    </style:style>
    <style:style style:name="P43" style:family="paragraph" style:parent-style-name="Standard">
      <style:text-properties style:font-name="Arial" fo:font-size="15pt" style:text-underline-style="none" fo:font-weight="normal" officeooo:rsid="000cbff9" officeooo:paragraph-rsid="000f323c" style:font-size-asian="15pt" style:font-weight-asian="normal" style:font-size-complex="15pt" style:font-weight-complex="normal"/>
    </style:style>
    <style:style style:name="P44" style:family="paragraph" style:parent-style-name="Standard">
      <style:text-properties style:font-name="Arial" officeooo:paragraph-rsid="000b36d7"/>
    </style:style>
    <style:style style:name="P45" style:family="paragraph" style:parent-style-name="Standard">
      <style:text-properties style:font-name="Arial" officeooo:rsid="00027b84" officeooo:paragraph-rsid="000f323c"/>
    </style:style>
    <style:style style:name="P46" style:family="paragraph" style:parent-style-name="Standard">
      <style:paragraph-properties fo:text-align="start" style:justify-single-word="false"/>
      <style:text-properties style:font-name="Arial" fo:font-size="12pt" fo:font-weight="bold" officeooo:rsid="00115dfc" officeooo:paragraph-rsid="000f323c"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Arial" fo:font-size="12pt" officeooo:rsid="00115dfc" officeooo:paragraph-rsid="000f323c" style:font-size-asian="12pt" style:font-size-complex="12pt"/>
    </style:style>
    <style:style style:name="P48" style:family="paragraph" style:parent-style-name="Standard">
      <style:text-properties style:font-name="Arial" officeooo:rsid="0003767b" officeooo:paragraph-rsid="000f323c"/>
    </style:style>
    <style:style style:name="P49" style:family="paragraph" style:parent-style-name="Standard">
      <style:text-properties style:font-name="Arial" fo:font-size="12pt" officeooo:paragraph-rsid="000b36d7" style:font-size-asian="12pt" style:font-size-complex="12pt"/>
    </style:style>
    <style:style style:name="P50" style:family="paragraph" style:parent-style-name="Standard">
      <style:text-properties fo:font-weight="bold" officeooo:rsid="000cbff9" officeooo:paragraph-rsid="000f323c" style:font-weight-asian="bold"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font-name="Arial" fo:font-size="12pt" fo:font-weight="normal" officeooo:rsid="00149b7d" officeooo:paragraph-rsid="000cbff9" style:font-size-asian="12pt" style:font-weight-asian="normal" style:font-size-complex="12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Arial" fo:font-size="12pt" fo:font-weight="normal" officeooo:rsid="00149b7d" officeooo:paragraph-rsid="000f323c" style:font-size-asian="12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149b7d" officeooo:paragraph-rsid="000cbff9" style:font-size-asian="12pt" style:font-weight-asian="bold" style:font-size-complex="12pt"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149b7d" officeooo:paragraph-rsid="000f323c" style:font-size-asian="12pt" style:font-weight-asian="bold" style:font-size-complex="12pt"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5dfc" officeooo:paragraph-rsid="000f323c" style:font-size-asian="12pt" style:font-weight-asian="bold" style:font-size-complex="12pt" style:font-weight-complex="bold"/>
    </style:style>
    <style:style style:name="P56"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0f323c" style:font-size-asian="12pt" style:font-weight-asian="bold" style:font-size-complex="12pt" style:font-weight-complex="bold"/>
    </style:style>
    <style:style style:name="P57"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49b7d" officeooo:paragraph-rsid="000cbff9" style:font-size-asian="12pt" style:font-weight-asian="bold" style:font-size-complex="12pt" style:font-weight-complex="bold"/>
    </style:style>
    <style:style style:name="P58"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49b7d" officeooo:paragraph-rsid="000f323c" style:font-size-asian="12pt" style:font-weight-asian="bold" style:font-size-complex="12pt" style:font-weight-complex="bold"/>
    </style:style>
    <style:style style:name="P59"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0f323c" style:font-size-asian="12pt" style:font-size-complex="12pt"/>
    </style:style>
    <style:style style:name="P60" style:family="paragraph" style:parent-style-name="Standard">
      <style:paragraph-properties fo:margin-left="1.251cm" fo:margin-right="0cm" fo:text-align="start" style:justify-single-word="false" fo:text-indent="0cm" style:auto-text-indent="false"/>
      <style:text-properties style:font-name="Arial" fo:font-size="12pt" officeooo:rsid="00027b84" officeooo:paragraph-rsid="000f323c" style:font-size-asian="12pt" style:font-size-complex="12pt"/>
    </style:style>
    <style:style style:name="P61"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f323c" style:font-size-asian="12pt" style:font-weight-asian="normal" style:font-size-complex="12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0f323c" style:font-size-asian="12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0f323c" officeooo:paragraph-rsid="000f323c" style:font-size-asian="12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officeooo:rsid="00115dfc" officeooo:paragraph-rsid="000f323c" style:font-size-asian="12pt" style:font-size-complex="12pt"/>
    </style:style>
    <style:style style:name="P65" style:family="paragraph" style:parent-style-name="Standard">
      <style:paragraph-properties fo:margin-left="1.251cm" fo:margin-right="0cm" fo:text-align="start" style:justify-single-word="false" fo:text-indent="0cm" style:auto-text-indent="false"/>
      <style:text-properties style:font-name="Arial" fo:font-size="12pt" fo:font-weight="bold" officeooo:rsid="000ffa06" officeooo:paragraph-rsid="000ffa06" style:font-size-asian="12pt" style:font-weight-asian="bold" style:font-size-complex="12pt" style:font-weight-complex="bold"/>
    </style:style>
    <style:style style:name="P66" style:family="paragraph" style:parent-style-name="Text_20_body">
      <style:paragraph-properties fo:margin-top="0cm" fo:margin-bottom="0cm" style:contextual-spacing="false" style:line-height-at-least="0.556cm" fo:padding="0cm" fo:border="none"/>
      <style:text-properties officeooo:paragraph-rsid="000f323c"/>
    </style:style>
    <style:style style:name="T1" style:family="text">
      <style:text-properties officeooo:rsid="0001ec16"/>
    </style:style>
    <style:style style:name="T2" style:family="text">
      <style:text-properties officeooo:rsid="00027b84"/>
    </style:style>
    <style:style style:name="T3" style:family="text">
      <style:text-properties officeooo:rsid="0003767b"/>
    </style:style>
    <style:style style:name="T4" style:family="text">
      <style:text-properties officeooo:rsid="0004029b"/>
    </style:style>
    <style:style style:name="T5" style:family="text">
      <style:text-properties officeooo:rsid="0004755f"/>
    </style:style>
    <style:style style:name="T6" style:family="text">
      <style:text-properties officeooo:rsid="0005cb1d"/>
    </style:style>
    <style:style style:name="T7" style:family="text">
      <style:text-properties officeooo:rsid="000786ff"/>
    </style:style>
    <style:style style:name="T8" style:family="text">
      <style:text-properties style:font-name="Arial"/>
    </style:style>
    <style:style style:name="T9" style:family="text">
      <style:text-properties style:font-name="Arial" officeooo:rsid="000786ff"/>
    </style:style>
    <style:style style:name="T10" style:family="text">
      <style:text-properties style:font-name="Arial" officeooo:rsid="000af926"/>
    </style:style>
    <style:style style:name="T11" style:family="text">
      <style:text-properties style:font-name="Arial" fo:font-size="15pt" style:text-underline-style="solid" style:text-underline-width="auto" style:text-underline-color="font-color" style:font-size-asian="15pt" style:font-size-complex="15pt"/>
    </style:style>
    <style:style style:name="T12" style:family="text">
      <style:text-properties style:font-name="Arial" fo:font-size="15pt" style:text-underline-style="solid" style:text-underline-width="auto" style:text-underline-color="font-color" officeooo:rsid="000786ff" style:font-size-asian="15pt" style:font-size-complex="15pt"/>
    </style:style>
    <style:style style:name="T13" style:family="text">
      <style:text-properties style:font-name="Arial" officeooo:rsid="000f323c"/>
    </style:style>
    <style:style style:name="T14" style:family="text">
      <style:text-properties officeooo:rsid="000af926"/>
    </style:style>
    <style:style style:name="T15" style:family="text">
      <style:text-properties fo:font-weight="bold" style:font-weight-asian="bold" style:font-weight-complex="bold"/>
    </style:style>
    <style:style style:name="T16" style:family="text">
      <style:text-properties fo:font-weight="bold" officeooo:rsid="0001ec16" style:font-weight-asian="bold" style:font-weight-complex="bold"/>
    </style:style>
    <style:style style:name="T17" style:family="text">
      <style:text-properties fo:font-weight="bold" officeooo:rsid="000b36d7" style:font-weight-asian="bold" style:font-weight-complex="bold"/>
    </style:style>
    <style:style style:name="T18" style:family="text">
      <style:text-properties style:text-underline-style="solid" style:text-underline-width="auto" style:text-underline-color="font-color" officeooo:rsid="000af926"/>
    </style:style>
    <style:style style:name="T19" style:family="text">
      <style:text-properties officeooo:rsid="000b36d7"/>
    </style:style>
    <style:style style:name="T20" style:family="text">
      <style:text-properties officeooo:rsid="000c2f0f"/>
    </style:style>
    <style:style style:name="T21" style:family="text">
      <style:text-properties officeooo:rsid="000cbff9"/>
    </style:style>
    <style:style style:name="T22" style:family="text">
      <style:text-properties fo:font-weight="normal" style:font-weight-asian="normal" style:font-weight-complex="normal"/>
    </style:style>
    <style:style style:name="T23" style:family="text">
      <style:text-properties fo:font-weight="normal" officeooo:rsid="0016345e" style:font-weight-asian="normal" style:font-weight-complex="normal"/>
    </style:style>
    <style:style style:name="T24" style:family="text">
      <style:text-properties officeooo:rsid="001439e8"/>
    </style:style>
    <style:style style:name="T25" style:family="text">
      <style:text-properties officeooo:rsid="00173a23"/>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style:font-name="Arial" fo:font-size="12pt" fo:letter-spacing="normal" fo:font-style="normal" fo:font-weight="normal" style:font-size-asian="12pt" style:font-size-complex="12pt"/>
    </style:style>
    <style:style style:name="T28" style:family="text">
      <style:text-properties fo:font-style="normal" officeooo:rsid="001439e8" style:font-style-asian="normal" style:font-style-complex="normal"/>
    </style:style>
    <style:style style:name="T29" style:family="text">
      <style:text-properties fo:font-style="normal" officeooo:rsid="000f323c" style:font-style-asian="normal" style:font-style-complex="normal"/>
    </style:style>
    <style:style style:name="T30" style:family="text">
      <style:text-properties fo:font-style="normal" officeooo:rsid="000ffa06" style:font-style-asian="normal" style:font-style-complex="normal"/>
    </style:style>
    <style:style style:name="T31" style:family="text">
      <style:text-properties fo:font-style="normal" style:text-underline-style="solid" style:text-underline-width="auto" style:text-underline-color="font-color" officeooo:rsid="001439e8" style:font-style-asian="normal" style:font-style-complex="normal"/>
    </style:style>
    <style:style style:name="T32" style:family="text">
      <style:text-properties fo:font-style="normal" style:text-underline-style="solid" style:text-underline-width="auto" style:text-underline-color="font-color" officeooo:rsid="000f323c" style:font-style-asian="normal" style:font-style-complex="normal"/>
    </style:style>
    <style:style style:name="T33" style:family="text">
      <style:text-properties fo:font-style="normal" style:text-underline-style="solid" style:text-underline-width="auto" style:text-underline-color="font-color" officeooo:rsid="000ffa06" style:font-style-asian="normal" style:font-style-complex="normal"/>
    </style:style>
    <style:style style:name="T34" style:family="text">
      <style:text-properties fo:font-style="italic" officeooo:rsid="000ffa06" style:font-style-asian="italic" style:font-style-complex="italic"/>
    </style:style>
    <style:style style:name="T35" style:family="text">
      <style:text-properties officeooo:rsid="000ffa0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25cm" text:min-label-width="0.499cm"/>
      </text:list-level-style-number>
      <text:list-level-style-number text:level="3" text:style-name="Numbering_20_Symbols" style:num-suffix="." style:num-format="1">
        <style:list-level-properties text:space-before="1.972cm" text:min-label-width="0.499cm"/>
      </text:list-level-style-number>
      <text:list-level-style-number text:level="4" text:style-name="Numbering_20_Symbols" style:num-suffix="." style:num-format="1">
        <style:list-level-properties text:space-before="3.219cm" text:min-label-width="0.499cm"/>
      </text:list-level-style-number>
      <text:list-level-style-number text:level="5" text:style-name="Numbering_20_Symbols" style:num-suffix="." style:num-format="1">
        <style:list-level-properties text:space-before="4.466cm" text:min-label-width="0.499cm"/>
      </text:list-level-style-number>
      <text:list-level-style-number text:level="6" text:style-name="Numbering_20_Symbols" style:num-suffix="." style:num-format="1">
        <style:list-level-properties text:space-before="5.713cm" text:min-label-width="0.499cm"/>
      </text:list-level-style-number>
      <text:list-level-style-number text:level="7" text:style-name="Numbering_20_Symbols" style:num-suffix="." style:num-format="1">
        <style:list-level-properties text:space-before="6.96cm" text:min-label-width="0.499cm"/>
      </text:list-level-style-number>
      <text:list-level-style-number text:level="8" text:style-name="Numbering_20_Symbols" style:num-suffix="." style:num-format="1">
        <style:list-level-properties text:space-before="8.208cm" text:min-label-width="0.499cm"/>
      </text:list-level-style-number>
      <text:list-level-style-number text:level="9" text:style-name="Numbering_20_Symbols" style:num-suffix="." style:num-format="1">
        <style:list-level-properties text:space-before="9.455cm" text:min-label-width="0.499cm"/>
      </text:list-level-style-number>
      <text:list-level-style-number text:level="10" text:style-name="Numbering_20_Symbols" style:num-suffix="." style:num-format="1">
        <style:list-level-properties text:space-before="10.70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ctor de sensores arduino-android.</text:p>
      <text:p text:style-name="P5"/>
      <text:p text:style-name="P3"/>
      <text:p text:style-name="P3"/>
      <text:p text:style-name="P3"/>
      <text:h text:style-name="P33" text:outline-level="1"><text:bookmark text:name="yui_3_9_1_3_1413823365450_302"/>Programación de Sistemas - Grao en <text:span text:style-name="T21">Ingeniería</text:span> Informática 1ºQ</text:h>
      <text:p text:style-name="P3">20/10/2014</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Persona de contacto: <text:s/>Santiago García Lesta <text:tab/><text:tab/><text:tab/><text:tab/><text:tab/><text:tab/><text:tab/><text:tab/><text:tab/><text:tab/>&lt;<text:a xlink:type="simple" xlink:href="mailto:santiago.lesta@udc.es">santiago.lesta@udc.es</text:a>&gt;</text:p>
      <text:p text:style-name="P2"><text:tab/><text:tab/><text:tab/><text:tab/><text:tab/><text:tab/><text:tab/><text:tab/><text:tab/>Oscar Blanco Novoa <text:s text:c="2"/></text:p>
      <text:p text:style-name="P2"><text:tab/><text:tab/><text:tab/><text:tab/><text:tab/><text:tab/><text:tab/><text:tab/><text:tab/>&lt;<text:a xlink:type="simple" xlink:href="mailto:o.blanco@udc.es">o.blanco@udc.es</text:a>&gt;</text:p>
      <text:p text:style-name="P26"><text:soft-page-break/></text:p>
      <text:p text:style-name="P26">1 Introducción.</text:p>
      <text:p text:style-name="P26"/>
      <text:p text:style-name="P28"><text:span text:style-name="T17"><text:tab/>1.1 </text:span><text:span text:style-name="T16">Objetivo</text:span><text:span text:style-name="T1">:</text:span></text:p>
      <text:p text:style-name="P49"><text:span text:style-name="T1"><text:tab/></text:span><text:span text:style-name="T26">El proyecto se centra en la recogida de datos de 1 o varias estaciones de sensores situadas en distintos puntos de la geografíca, con el objetivo de almacenar y estudiar los datos obtenidos.</text:span></text:p>
      <text:p text:style-name="P66"><text:span text:style-name="T27"><text:tab/>El funcionamiento básico consiste en conectar el teléfono móvil a la estación de sensores controlada por arduino y establecer la conexión. Una vez hecho esto la estación de sensores enviará los datos almacenados a la aplicación y la mantendrá actualizada hasta que se desconecte el cable.</text:span></text:p>
      <text:p text:style-name="P66"><text:span text:style-name="T27"><text:tab/>Además de los datos de los sensores se guardará información sobre la estación como la posición gps, y se podrá actualizar la configuración de la misma como la frecuencia de actualización de los sensores o el angulo de incidencia de el sensor de luminosidad (servo).</text:span></text:p>
      <text:p text:style-name="P4"/>
      <text:p text:style-name="P7"/>
      <text:p text:style-name="P11"><text:span text:style-name="T17"><text:tab/>1.2 </text:span><text:span text:style-name="T15">Motivación</text:span>: </text:p>
      <text:p text:style-name="P28"><text:span text:style-name="T2"><text:tab/></text:span><text:span text:style-name="T27">Dicha estación de sensores es funcional hoy en día pero carece de una interfaz adecuada para motorizar los datos obtenidos, además la posición de la estación puede ser un lugar de montaña sin cobertura, por lo tanto es interesante una aplicación para recoger los datos y almacenarlos.</text:span></text:p>
      <text:p text:style-name="P11"/>
      <text:p text:style-name="P8"/>
      <text:p text:style-name="P11"><text:span text:style-name="T17"><text:tab/>1.2 </text:span><text:span text:style-name="T15">Intereses</text:span>: </text:p>
      <text:p text:style-name="P11"><text:tab/>Modificar el código actual de la estación para que envie los datos a través de la entrada usb del dispositivo.</text:p>
      <text:p text:style-name="P8"/>
      <text:p text:style-name="P8"/>
      <text:p text:style-name="P8"/>
      <text:p text:style-name="P8"/>
      <text:p text:style-name="P20"><text:span text:style-name="T19">2 </text:span>Análisis de requisitos.</text:p>
      <text:p text:style-name="P8"/>
      <text:p text:style-name="P22"><text:span text:style-name="T19"><text:tab/>2.1 </text:span>Funcionalidades que implementaremos:</text:p>
      <text:p text:style-name="P8"/>
      <text:p text:style-name="P8"><text:tab/>-Motorización de datos en tiempo real.</text:p>
      <text:p text:style-name="P8"><text:tab/>-Almacenaje de datos</text:p>
      <text:p text:style-name="P8"><text:tab/>-Visualización de un histórico</text:p>
      <text:p text:style-name="P8"><text:tab/>-Modificación de la configuración de la estación </text:p>
      <text:p text:style-name="P8"><text:tab/>-Comunicación vía wifi.</text:p>
      <text:p text:style-name="P8"><text:tab/>-Obtención <text:s/>de datos remotamente desde otro terminal.</text:p>
      <text:p text:style-name="P8"><text:tab/>-Guardar configuración de la aplicación.</text:p>
      <text:p text:style-name="P8"><text:tab/>-Adición de nuevos sensores desde el dispositivo android.</text:p>
      <text:p text:style-name="P8"/>
      <text:p text:style-name="P8"/>
      <text:p text:style-name="P8"/>
      <text:p text:style-name="P21"><text:span text:style-name="T19"><text:tab/>2.2 </text:span>Prioridades <text:span text:style-name="T4">y orden</text:span>:</text:p>
      <text:p text:style-name="P21"/>
      <text:p text:style-name="P8"><text:tab/>1.Comunicación desde el arduino hacia el dispositivo android. <text:span text:style-name="T3">Dependencias()</text:span></text:p>
      <text:p text:style-name="P9"><text:tab/>2.Comunicación desde el dispositivo android hacia el arduino. <text:span text:style-name="T3">Dependencias()</text:span></text:p>
      <text:p text:style-name="P9"><text:tab/>3.<text:span text:style-name="T3">Refactorización del código de la estación de sensores. Dependencias()<text:tab/> <text:s text:c="8"/></text:span></text:p>
      <text:p text:style-name="P12"><text:soft-page-break/><text:tab/>4. <text:span text:style-name="T2">Motirización de datos en tiempo real .</text:span>Dependencias (1,2,3)<text:tab/><text:tab/> <text:s text:c="8"/></text:p>
      <text:p text:style-name="P9"><text:span text:style-name="T3"><text:tab/>5. </text:span>Modificación de la configuración de la estación. <text:span text:style-name="T3">Dependencias</text:span> <text:span text:style-name="T3">(1.2,3,4) <text:s text:c="7"/></text:span></text:p>
      <text:p text:style-name="P12"><text:tab/>6. <text:span text:style-name="T2">Almacenaje de datos. </text:span>Dependencias(4)<text:tab/><text:tab/><text:tab/><text:tab/><text:tab/> <text:s text:c="8"/></text:p>
      <text:p text:style-name="P12"><text:tab/>7. <text:span text:style-name="T2">Visualización de un histórico</text:span>(6)<text:tab/><text:tab/><text:tab/><text:tab/><text:tab/><text:tab/> <text:s text:c="8"/></text:p>
      <text:p text:style-name="P12"><text:tab/>8. <text:span text:style-name="T2">Adición de nuevos sensores desde el dispositivo android. </text:span>Dependencias(4)</text:p>
      <text:p text:style-name="P10"><text:span text:style-name="T3"><text:tab/>9. </text:span>Guardar configuración de la aplicación. <text:span text:style-name="T3">Dependencias(8)<text:tab/><text:tab/> <text:s text:c="8"/></text:span></text:p>
      <text:p text:style-name="P12"><text:tab/>10. <text:span text:style-name="T2">Obtención <text:s/>de datos remotamente desde otro terminal. </text:span>Dependencias(4,6) </text:p>
      <text:p text:style-name="P12"><text:tab/>11. <text:s/><text:span text:style-name="T2">Comunicación vía wifi. </text:span>Dependencias(1,2,3)<text:tab/><text:tab/><text:tab/><text:tab/> <text:s text:c="9"/></text:p>
      <text:p text:style-name="P12"/>
      <text:p text:style-name="P13"><text:tab/>Básicos= 1,2,3,4.</text:p>
      <text:p text:style-name="P13"><text:tab/>En caso de acabar los puntos básicos antes de la fecha limite implementaremos los <text:tab/>puntos 5, 6 y 7.</text:p>
      <text:p text:style-name="P13"><text:tab/>En caso de haber realizado los puntos anteriores realizaremos los puntos 8 y 9.</text:p>
      <text:p text:style-name="P13"><text:tab/>En el mejor de los casos implementaremos el punto 10 y el 11.</text:p>
      <text:p text:style-name="P13"/>
      <text:p text:style-name="P22"><text:span text:style-name="T19">2.3 </text:span>Responsabilidades:</text:p>
      <text:p text:style-name="P22"/>
      <text:p text:style-name="P27"><text:tab/>Individuales:</text:p>
      <text:p text:style-name="P13"><text:tab/><text:span text:style-name="T14">Santiago García Lesta será responsable de los puntos: 1 2 6 7.</text:span></text:p>
      <text:p text:style-name="P14"><text:tab/><text:span text:style-name="T1">Oscar Blanco Novoa será responsable de los puntos: 3 5 8 9.</text:span></text:p>
      <text:p text:style-name="P27"/>
      <text:p text:style-name="P27"/>
      <text:p text:style-name="P27"><text:tab/>Colectivas: </text:p>
      <text:p text:style-name="P27"><text:tab/><text:tab/>Debido a la imposibilidad de trabajo en paralelo(una sola estación de <text:tab/><text:tab/><text:tab/>sensores y posible complejidad) los siguientes puntos serán responsabilidad <text:tab/><text:tab/>de los dos: 4 9 10.</text:p>
      <text:p text:style-name="P27"/>
      <text:p text:style-name="P13"/>
      <text:p text:style-name="P23"><text:span text:style-name="T19">3.1 </text:span>Hitos:</text:p>
      <text:p text:style-name="P13"><text:tab/>10º semana: <text:span text:style-name="T5">F</text:span>uncionalidad básica termina<text:span text:style-name="T20">da</text:span>. (test de correcta visión de los datos).</text:p>
      <text:p text:style-name="P13"><text:tab/><text:span text:style-name="T5">11º semana: Funcionalidad básica más la opción de la configuración de la estación.</text:span></text:p>
      <text:p text:style-name="P13"><text:tab/><text:span text:style-name="T5">13º semana: Posibilidad de almacenaje y visualización de históricos.</text:span></text:p>
      <text:p text:style-name="P13"><text:tab/><text:span text:style-name="T5">14º semana: Añadir y eliminar de forma dinámica sensores y guardar configuración.</text:span></text:p>
      <text:p text:style-name="P13"><text:tab/><text:span text:style-name="T5">16º semana: Acceso remoto y comunicación wifi.</text:span></text:p>
      <text:p text:style-name="P13"><text:tab/></text:p>
      <text:p text:style-name="P13"><text:tab/></text:p>
      <text:p text:style-name="P13"/>
      <text:p text:style-name="P24"><text:span text:style-name="T19">3.2 </text:span>Posible planificación:</text:p>
      <text:p text:style-name="P15"><text:tab/><text:span text:style-name="T6">Conocimientos previos: experiencia con arduino, experiencia con las librearias de comunicación del arduino.</text:span></text:p>
      <text:p text:style-name="P15"><text:tab/>Se ha probado la comunicación con el arduino desde el dispositivo. La estación de sensores ha sido probada. <text:span text:style-name="T6">Se debe testear la comunicación por wifi. </text:span></text:p>
      <text:p text:style-name="P15"><text:tab/><text:span text:style-name="T6">Posibles errores: problemas de capacidad por la librerías de comunicación en el arduino.</text:span></text:p>
      <text:p text:style-name="P15"/>
      <text:p text:style-name="P15"/>
      <text:p text:style-name="P15"/>
      <text:p text:style-name="P16"><text:span text:style-name="T17">4.1 </text:span><text:span text:style-name="T15">Diseño</text:span>: Una única pantalla para visionar los datos en tiempo real y un botón para conectar con el dispositivo y opcionalmente gráficas.</text:p>
      <text:p text:style-name="P3"/>
      <text:p text:style-name="P3"/>
      <text:p text:style-name="P3"/>
      <text:p text:style-name="P3"><text:soft-page-break/></text:p>
      <text:p text:style-name="P3"/>
      <text:p text:style-name="P25"><text:span text:style-name="T19">4.2 Posible a</text:span>rquitectura:</text:p>
      <text:p text:style-name="P16"/>
      <text:p text:style-name="P16"><text:tab/><text:span text:style-name="T18">Posiblemente con el avance del proyecto la arquitectura será adaptada a las necesidades encontradas.</text:span></text:p>
      <text:p text:style-name="P16"/>
      <text:p text:style-name="P16"><text:tab/>Tendremos una activiad principal donde en una primera instancia visualizaremos los datos en tiempo real y tendremos la opción de conectarnos con el dispositivo.</text:p>
      <text:p text:style-name="P16"/>
      <text:p text:style-name="P17"><text:tab/>Utilizaremos un <text:s/>broadcast receiver para gestionar la conexión usb.</text:p>
      <text:p text:style-name="P17"/>
      <text:p text:style-name="P17"><text:tab/>En segundo plano tendremos una actividad que se ocupe de la comunicación con el arduino.</text:p>
      <text:p text:style-name="P18"><text:tab/></text:p>
      <text:p text:style-name="P17"><text:s/><text:tab/>Desde la actividad principal lanzaremos una Asyntask que se ocupe de pedir los datos al servicio y actualizar los datos en la pantalla de la actividad principal.</text:p>
      <text:p text:style-name="P19"/>
      <text:p text:style-name="P19"><text:tab/><text:span text:style-name="T7">En la segunda entrega añadiremos una segunda actividad llamada desde la primera para gestionar la configuración de la estación base.</text:span></text:p>
      <text:p text:style-name="P19"/>
      <text:p text:style-name="P19"><text:tab/><text:span text:style-name="T7">En la tercera entrega le añadiremos al servicio <text:s/>la posibilidad de guardar los datos que reciba en una base de datos y desde la actividad principal la opción de llamar <text:s/>a una tercera actividad para la visualización de dichos datos.</text:span></text:p>
      <text:p text:style-name="P19"/>
      <text:p text:style-name="P19"><text:tab/><text:span text:style-name="T7">En la cuarta entrega añadiremos la opción en la actividad de añadir y eliminar sensores y hacer persistente dicha configuración.</text:span></text:p>
      <text:p text:style-name="P19"/>
      <text:p text:style-name="P31"><text:span text:style-name="T8"><text:tab/></text:span><text:span text:style-name="T9">En la quinta entrega añadiremos la opción de que el servicio se comunique </text:span><text:span text:style-name="T10">vía</text:span><text:span text:style-name="T9"> wifi</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32"><text:span text:style-name="T9"><text:tab/><text:tab/><text:tab/><text:tab/><text:tab/></text:span><text:span text:style-name="T12">P</text:span><text:span text:style-name="T11">rimera entrega</text:span></text:p>
      <text:p text:style-name="P42"/>
      <text:p text:style-name="P42"/>
      <text:p text:style-name="P29">1 Funcionalidades.</text:p>
      <text:p text:style-name="P30"/>
      <text:p text:style-name="P30"><text:tab/>Las funcionalidades implementadas hasta el momento son las siguientes.</text:p>
      <text:p text:style-name="P37">1.Comunicación desde el arduino hacia el dispositivo android. </text:p>
      <text:p text:style-name="P37">2.Comunicación desde el dispositivo android hacia el arduino. </text:p>
      <text:p text:style-name="P37">3.Refactorización del código de la estación de sensores.</text:p>
      <text:p text:style-name="P37">4. Motorización de datos en tiempo real.</text:p>
      <text:p text:style-name="P37"/>
      <text:p text:style-name="P37"/>
      <text:p text:style-name="P34">2 Diseño.</text:p>
      <text:p text:style-name="P37">Una única pantalla para visionar los datos en tiempo real, un botón para </text:p>
      <text:p text:style-name="P37">conectar con el dispositivo y un botón con estado para gestionar una luz en la estación. <text:span text:style-name="T24">En caso de perder la conexión con la placa se pide automáticamente la autorización del usuario para reconectar.</text:span></text:p>
      <text:p text:style-name="P37"/>
      <text:p text:style-name="P37"/>
      <text:p text:style-name="P34">3 Planificación.</text:p>
      <text:p text:style-name="P38">Hemos aprovechado la existencia de la estación de sensores funcional y hemos modificado el código para hacerlo compatible con nuestra aplicación para android.</text:p>
      <text:p text:style-name="P39"/>
      <text:p text:style-name="P39"/>
      <text:p text:style-name="P35">4 Problemas encontrados.</text:p>
      <text:p text:style-name="P35"/>
      <text:p text:style-name="P39">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39"/>
      <text:p text:style-name="P39">Otro de los problemas que nos ha retrasado ha sido el no poder depurar por usb mientras estamos obteniendo datos de la estación, al estar el puerto USB del <text:span text:style-name="T25">móvil</text:span> ocupado.</text:p>
      <text:p text:style-name="P39"/>
      <text:p text:style-name="P40">Problema vigente: error al coincidir el encendido del led con el envio de datos de los sensores</text:p>
      <text:p text:style-name="P39"/>
      <text:p text:style-name="P36"/>
      <text:p text:style-name="P36"><text:soft-page-break/>5 Pruebas.</text:p>
      <text:p text:style-name="P36"/>
      <text:p text:style-name="P36"><text:tab/><text:span text:style-name="T22">Es necesario un arduino leonardo(o compatible con el protocolo OTG) , el hardware específico para el correcto funcionamiento del código para la estación base y el cable tipo OTG microUSB.</text:span></text:p>
      <text:p text:style-name="P51"/>
      <text:p text:style-name="P53"><text:span text:style-name="T22"><text:tab/></text:span><text:span text:style-name="T23">Con todo el hardware correctamente conectado, abriremos la aplicación y pulsaremos en conectarnos, a continuación se nos solicitara el permiso para el uso de dispositivos USB, al aceptar la aplicación mostrará los datos en tiempo real. En caso de desconexión del arduino el aplicación se volverá a conectar automáticamente al conectar el dispositivo nuevamente. Además disponemos de la opción, a modo de configuración de la estación, de encender un led en el propio arduino.</text:span></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oft-page-break/><text:span text:style-name="T23"/></text:p>
      <text:p text:style-name="P50"><text:span text:style-name="T9"><text:tab/><text:tab/><text:tab/><text:tab/><text:tab/></text:span><text:span text:style-name="T13">Segunda</text:span><text:span text:style-name="T11"> entrega</text:span></text:p>
      <text:p text:style-name="P43"/>
      <text:p text:style-name="P43"/>
      <text:p text:style-name="P46">1 Funcionalidades.</text:p>
      <text:p text:style-name="P47"/>
      <text:p text:style-name="P47"><text:tab/>Las funcionalidades implementadas hasta el momento son las siguientes.</text:p>
      <text:p text:style-name="P59">1.Comunicación desde el arduino hacia el dispositivo android. </text:p>
      <text:p text:style-name="P59">2.Comunicación desde el dispositivo android hacia el arduino. </text:p>
      <text:p text:style-name="P59">3.Refactorización del código de la estación de sensores.</text:p>
      <text:p text:style-name="P59">4. Motorización de datos en tiempo real.</text:p>
      <text:p text:style-name="P45"><text:span text:style-name="T3"><text:tab/>5. </text:span>Modificación de la configuración de la estación.<text:span text:style-name="T3"> </text:span></text:p>
      <text:p text:style-name="P48"><text:tab/>6. <text:span text:style-name="T2">Almacenaje de datos.</text:span></text:p>
      <text:p text:style-name="P48"><text:tab/>8. <text:span text:style-name="T2">Adición de nuevos sensores desde el dispositivo android.</text:span></text:p>
      <text:p text:style-name="P60"><text:span text:style-name="T3">9. </text:span>Guardar configuración de la aplicación.</text:p>
      <text:p text:style-name="P59"/>
      <text:p text:style-name="P59"/>
      <text:p text:style-name="P55">2 Diseño.</text:p>
      <text:p text:style-name="P59">Una única pantalla para visionar los datos en tiempo real, un botón para </text:p>
      <text:p text:style-name="P59">conectar con el dispositivo y un botón con estado para gestionar una luz en la estación. <text:span text:style-name="T24">En caso de perder la conexión con la placa se pide automáticamente la autorización del usuario para reconectar.</text:span></text:p>
      <text:p text:style-name="P59"><text:span text:style-name="T24"><text:line-break/></text:span><text:span text:style-name="T31">Añadido </text:span><text:span text:style-name="T32">en esta iteracíon</text:span><text:span text:style-name="T31">:</text:span></text:p>
      <text:p text:style-name="P64"><text:span text:style-name="T28"><text:tab/></text:span><text:span text:style-name="T29">Los datos recibidos de los sensores son recolectados en una base de datos. <text:line-break/>A falta de definir una GUI introducción de nuevos sensores desde el dispositivo android. La aplicación obtiene el estado del led en la estación. La configuración de los sensores es guardada en una base de datos en la aplicación (siendo posible inicializar los sensores con valores por defecto).</text:span></text:p>
      <text:p text:style-name="P59"/>
      <text:p text:style-name="P59"/>
      <text:p text:style-name="P55">3 Planificación.</text:p>
      <text:p text:style-name="P63">En esta iteración nos hemos centrado en las bases de datos para la recolección de datos y la configuración de los sensores de la estación (por problemas con la librería gráfica no podemos visualizar el histórico de los datos).</text:p>
      <text:p text:style-name="P63"/>
      <text:p text:style-name="P61"/>
      <text:p text:style-name="P61"/>
      <text:p text:style-name="P56">4 Problemas encontrados.</text:p>
      <text:p text:style-name="P56"/>
      <text:p text:style-name="P56"><text:tab/><text:span text:style-name="T35">Problemas persistentes desde la iteracíon anterior:</text:span></text:p>
      <text:p text:style-name="P61"><text:tab/>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61"/>
      <text:p text:style-name="P61">Otro de los problemas que nos ha retrasado ha sido el no poder depurar por usb mientras estamos obteniendo datos de la estación, al estar el puerto USB del <text:span text:style-name="T25">móvil</text:span> ocupado <text:span text:style-name="T35">(Parcialmente solucionado)</text:span>.</text:p>
      <text:p text:style-name="P61"/>
      <text:p text:style-name="P65"><text:soft-page-break/>Problemas solucionados:</text:p>
      <text:p text:style-name="P62"/>
      <text:p text:style-name="P62"><text:tab/>Problema: error al coincidir el encendido del led con el <text:span text:style-name="T35">envío</text:span> de datos de los sensores. <text:span text:style-name="T35">La solución ha sido ignorar la confirmación del envío del mensaje de encendido del led.</text:span></text:p>
      <text:p text:style-name="P62"/>
      <text:p text:style-name="P62"><text:tab/><text:span text:style-name="T35">Problemas con la depuración: Solventado parcialmente, en cualquier momento podemos desconectar el terminal del arduino y conectarlo al pc, nos dará el log acumulado. En caso de error sin pulsar en aceptar podremos repetir el proceso anterior. </text:span><text:span text:style-name="T33">En cualquier caso no podremos ver el log en tiempo real.</text:span></text:p>
      <text:p text:style-name="P62"/>
      <text:p text:style-name="P65">Nuevos problemas:</text:p>
      <text:p text:style-name="P65"/>
      <text:p text:style-name="P65"><text:tab/><text:span text:style-name="T22">Pequeños problemas con las bases de datos, no impiden el correcto funcionamiento del proyecto.</text:span></text:p>
      <text:p text:style-name="P65"><text:span text:style-name="T22"/></text:p>
      <text:p text:style-name="P65"><text:span text:style-name="T22"><text:tab/>Complejidad con el uso de la librería gráfica: será solventado con en breves.</text:span></text:p>
      <text:p text:style-name="P65"><text:span text:style-name="T22"/></text:p>
      <text:p text:style-name="P61"/>
      <text:p text:style-name="P58">5 Pruebas.</text:p>
      <text:p text:style-name="P58"/>
      <text:p text:style-name="P58"><text:tab/><text:span text:style-name="T22">Es necesario un arduino leonardo(o compatible con el protocolo OTG) , el hardware específico para el correcto funcionamiento del código para la estación base y el cable tipo OTG microUSB.</text:span></text:p>
      <text:p text:style-name="P52"/>
      <text:p text:style-name="P52"><text:tab/>En <text:span text:style-name="T35">caso de querer añadir los sensores por defecto pulsar el botón de inicializar.</text:span></text:p>
      <text:p text:style-name="P52"/>
      <text:p text:style-name="P54"><text:span text:style-name="T23"><text:tab/>Con todo el hardware correctamente conectado, abriremos la aplicación y pulsaremos en conectarnos, a continuación se nos solicitara el permiso para el uso de dispositivos USB, al aceptar la aplicación mostrará los datos en tiempo real. En caso de desconexión del arduino el aplicación se volverá a conectar automáticamente al conectar el dispositivo nuevamente. Además disponemos de la opción, a modo de configuración de la estación, de encender un led en el propio ardu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monospace, 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8:39:55.987000000</meta:creation-date>
    <dc:date>2014-12-11T12:17:44.636000000</dc:date>
    <meta:editing-duration>PT14H39M47S</meta:editing-duration>
    <meta:editing-cycles>4</meta:editing-cycles>
    <meta:generator>LibreOffice/4.2.2.1$Windows_x86 LibreOffice_project/3be8cda0bddd8e430d8cda1ebfd581265cca5a0f</meta:generator>
    <meta:document-statistic meta:table-count="0" meta:image-count="0" meta:object-count="0" meta:page-count="8" meta:paragraph-count="122" meta:word-count="1698" meta:character-count="11010" meta:non-whitespace-character-count="9196"/>
  </office:meta>
</office:document-meta>
</file>